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7">
      <text:list-level-style-bullet text:level="1" text:style-name="WW_CharLFO47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47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text-align="center" fo:margin-bottom="0.0694in" fo:line-height="150%"/>
      <style:text-properties style:font-name="Arial" style:font-name-complex="Arial" fo:font-weight="bold" style:font-weight-asian="bold" style:font-weight-complex="bold" fo:font-size="22pt" style:font-size-asian="22pt" style:font-size-complex="16pt"/>
    </style:style>
    <style:style style:name="P3" style:parent-style-name="Standard" style:family="paragraph">
      <style:paragraph-properties fo:widows="0" fo:orphans="0" fo:text-align="center" fo:margin-bottom="0in" fo:line-height="150%">
        <style:tab-stops>
          <style:tab-stop style:type="left" style:position="4.0833in"/>
        </style:tab-stops>
      </style:paragraph-properties>
    </style:style>
    <style:style style:name="T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6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margin-top="0.125in" fo:margin-bottom="0.0833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widows="0" fo:orphans="0" fo:margin-top="0.125in" fo:margin-bottom="0.0833in" fo:line-height="100%"/>
      <style:text-properties style:font-name="Arial" style:font-name-complex="Arial" fo:font-size="10pt" style:font-size-asian="10pt" style:font-size-complex="10pt"/>
    </style:style>
    <style:style style:name="P18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margin-top="0.125in" fo:margin-bottom="0.0833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19" style:parent-style-name="Standard" style:family="paragraph">
      <style:paragraph-properties fo:widows="0" fo:orphans="0" fo:margin-top="0.125in" fo:margin-bottom="0.0833in" fo:line-height="100%" fo:margin-left="0.25in">
        <style:tab-stops/>
      </style:paragraph-properties>
    </style:style>
    <style:style style:name="T2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3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6" style:parent-style-name="Standard" style:family="paragraph">
      <style:paragraph-properties fo:widows="0" fo:orphans="0" fo:margin-top="0.125in" fo:margin-bottom="0.0833in" fo:line-height="100%" fo:margin-left="0.25in">
        <style:tab-stops/>
      </style:paragraph-properties>
    </style:style>
    <style:style style:name="T3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4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6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4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2" style:parent-style-name="Standard" style:family="paragraph">
      <style:paragraph-properties fo:widows="0" fo:orphans="0" fo:margin-top="0.125in" fo:margin-bottom="0.0833in" fo:line-height="100%" fo:margin-left="0.25in">
        <style:tab-stops/>
      </style:paragraph-properties>
    </style:style>
    <style:style style:name="T5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5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6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7" style:parent-style-name="Standard" style:family="paragraph">
      <style:paragraph-properties fo:widows="0" fo:orphans="0" fo:margin-top="0.125in" fo:margin-bottom="0.0833in" fo:line-height="100%" fo:margin-left="0.25in">
        <style:tab-stops/>
      </style:paragraph-properties>
    </style:style>
    <style:style style:name="T6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5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margin-top="0.125in" fo:margin-bottom="0.0833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76" style:parent-style-name="Standard" style:family="paragraph">
      <style:paragraph-properties fo:margin-top="0.1666in"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bottom="0in" fo:line-height="100%" fo:background-color="#FFFFFF"/>
    </style:style>
    <style:style style:name="T78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7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0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P81" style:parent-style-name="Standard" style:list-style-name="LFO47" style:family="paragraph">
      <style:paragraph-properties fo:margin-bottom="0in" fo:line-height="100%" fo:background-color="#FFFFFF"/>
    </style:style>
    <style:style style:name="T82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6" style:parent-style-name="Standard" style:list-style-name="LFO47" style:family="paragraph">
      <style:paragraph-properties fo:margin-top="0.1666in" fo:margin-bottom="0in" fo:line-height="100%" fo:background-color="#FFFFFF"/>
    </style:style>
    <style:style style:name="T8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90" style:parent-style-name="Standard" style:list-style-name="LFO47" style:family="paragraph">
      <style:paragraph-properties fo:margin-top="0.1666in" fo:margin-bottom="0in" fo:line-height="100%" fo:background-color="#FFFFFF"/>
    </style:style>
    <style:style style:name="T9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92" style:parent-style-name="Standard" style:list-style-name="LFO47" style:family="paragraph">
      <style:paragraph-properties fo:margin-top="0.1666in" fo:margin-bottom="0in" fo:line-height="100%" fo:background-color="#FFFFFF"/>
    </style:style>
    <style:style style:name="T9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94" style:parent-style-name="ListParagraph" style:list-style-name="WWNum27" style:family="paragraph">
      <style:paragraph-properties fo:margin-bottom="0in" fo:line-height="100%" fo:margin-left="0.5in" fo:background-color="#FFFFFF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95" style:parent-style-name="ListParagraph" style:list-style-name="WWNum27" style:family="paragraph">
      <style:paragraph-properties fo:margin-bottom="0in" fo:line-height="100%" fo:margin-left="0.5in" fo:background-color="#FFFFFF">
        <style:tab-stops/>
      </style:paragraph-properties>
    </style:style>
    <style:style style:name="T96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97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98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P99" style:parent-style-name="ListParagraph" style:list-style-name="WWNum27" style:family="paragraph">
      <style:paragraph-properties fo:margin-bottom="0in" fo:line-height="100%" fo:margin-left="0.5in" fo:background-color="#FFFFFF">
        <style:tab-stops/>
      </style:paragraph-properties>
      <style:text-properties style:font-name="Arial" fo:font-size="10pt" style:font-size-asian="10pt" style:font-size-complex="10pt"/>
    </style:style>
    <style:style style:name="P100" style:parent-style-name="ListParagraph" style:list-style-name="WWNum27" style:family="paragraph">
      <style:paragraph-properties fo:margin-bottom="0in" fo:line-height="100%" fo:margin-left="0.5in" fo:background-color="#FFFFFF">
        <style:tab-stops/>
      </style:paragraph-properties>
      <style:text-properties style:font-name="Arial" fo:font-size="10pt" style:font-size-asian="10pt" style:font-size-complex="10pt"/>
    </style:style>
    <style:style style:name="P101" style:parent-style-name="ListParagraph" style:list-style-name="WWNum27" style:family="paragraph">
      <style:paragraph-properties fo:margin-bottom="0in" fo:line-height="100%" fo:margin-left="0.5in" fo:background-color="#FFFFFF">
        <style:tab-stops/>
      </style:paragraph-properties>
      <style:text-properties style:font-name="Arial" fo:font-size="10pt" style:font-size-asian="10pt" style:font-size-complex="10pt"/>
    </style:style>
    <style:style style:name="P102" style:parent-style-name="ListParagraph" style:list-style-name="WWNum27" style:family="paragraph">
      <style:paragraph-properties fo:margin-bottom="0in" fo:line-height="100%" fo:margin-left="0.5in" fo:background-color="#FFFFFF">
        <style:tab-stops/>
      </style:paragraph-properties>
      <style:text-properties style:font-name="Arial" fo:font-size="10pt" style:font-size-asian="10pt" style:font-size-complex="10pt"/>
    </style:style>
    <style:style style:name="P103" style:parent-style-name="ListParagraph" style:family="paragraph">
      <style:paragraph-properties fo:margin-bottom="0in" fo:line-height="100%" fo:margin-left="1.4312in" fo:background-color="#FFFFFF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04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5" style:parent-style-name="Standard" style:family="paragraph">
      <style:paragraph-properties fo:margin-bottom="0in" fo:line-height="100%" fo:background-color="#FFFFFF"/>
    </style:style>
    <style:style style:name="T106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10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9" style:parent-style-name="Standard" style:list-style-name="LFO47" style:family="paragraph">
      <style:paragraph-properties fo:margin-bottom="0in" fo:line-height="100%" fo:background-color="#FFFFFF"/>
    </style:style>
    <style:style style:name="T11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1" style:parent-style-name="ListParagraph" style:list-style-name="WWNum28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12" style:parent-style-name="ListParagraph" style:list-style-name="WWNum28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13" style:parent-style-name="ListParagraph" style:list-style-name="WWNum28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14" style:parent-style-name="Standard" style:family="paragraph">
      <style:paragraph-properties fo:margin-bottom="0in" fo:line-height="100%" fo:margin-left="1.75in" fo:background-color="#FFFFFF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15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margin-bottom="0in" fo:line-height="100%" fo:background-color="#FFFFFF"/>
    </style:style>
    <style:style style:name="T117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11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20" style:parent-style-name="Standard" style:list-style-name="LFO47" style:family="paragraph">
      <style:paragraph-properties fo:margin-bottom="0in" fo:line-height="100%" fo:background-color="#FFFFFF"/>
    </style:style>
    <style:style style:name="T12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22" style:parent-style-name="ListParagraph" style:list-style-name="WWNum29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23" style:parent-style-name="ListParagraph" style:list-style-name="WWNum29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24" style:parent-style-name="ListParagraph" style:list-style-name="WWNum29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25" style:parent-style-name="Standard" style:family="paragraph">
      <style:paragraph-properties fo:margin-bottom="0in" fo:line-height="100%" fo:margin-left="1.75in" fo:background-color="#FFFFFF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26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27" style:parent-style-name="Standard" style:list-style-name="LFO47" style:family="paragraph">
      <style:paragraph-properties fo:margin-bottom="0in" fo:line-height="100%" fo:background-color="#FFFFFF"/>
    </style:style>
    <style:style style:name="T12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29" style:parent-style-name="ListParagraph" style:list-style-name="WWNum30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30" style:parent-style-name="ListParagraph" style:list-style-name="WWNum30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31" style:parent-style-name="Normal" style:family="paragraph">
      <style:paragraph-properties fo:background-color="#FFFFFF"/>
      <style:text-properties style:font-name="Arial" style:font-name-complex="Arial"/>
    </style:style>
    <style:style style:name="P132" style:parent-style-name="Normal" style:family="paragraph">
      <style:paragraph-properties fo:background-color="#FFFFFF"/>
      <style:text-properties style:font-name="Arial" style:font-name-complex="Arial"/>
    </style:style>
    <style:style style:name="P133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/>
    </style:style>
    <style:style style:name="P134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5" style:parent-style-name="Standard" style:list-style-name="LFO47" style:family="paragraph">
      <style:paragraph-properties fo:margin-bottom="0in" fo:line-height="100%" fo:background-color="#FFFFFF"/>
    </style:style>
    <style:style style:name="T136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7" style:parent-style-name="ListParagraph" style:list-style-name="WWNum31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38" style:parent-style-name="ListParagraph" style:list-style-name="WWNum31" style:family="paragraph">
      <style:paragraph-properties fo:widows="0" fo:orphans="0" fo:margin-bottom="0in" fo:line-height="100%"/>
      <style:text-properties style:font-name="Arial" style:font-name-complex="Arial" fo:font-size="10pt" style:font-size-asian="10pt" style:font-size-complex="10pt"/>
    </style:style>
    <style:style style:name="P139" style:parent-style-name="ListParagraph" style:list-style-name="WWNum31" style:family="paragraph">
      <style:paragraph-properties fo:widows="0" fo:orphans="0" fo:margin-bottom="0in" fo:line-height="100%"/>
      <style:text-properties style:font-name="Arial" style:font-name-complex="Arial" fo:font-size="10pt" style:font-size-asian="10pt" style:font-size-complex="10pt"/>
    </style:style>
    <style:style style:name="P140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margin-top="0.125in" fo:margin-bottom="0.0833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141" style:parent-style-name="Standard" style:family="paragraph">
      <style:paragraph-properties fo:widows="0" fo:orphans="0" fo:text-align="justify" fo:margin-top="0.1666in" fo:margin-bottom="0in" fo:line-height="100%"/>
    </style:style>
    <style:style style:name="T142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5" style:parent-style-name="ListParagraph" style:list-style-name="WWNum35" style:family="paragraph">
      <style:paragraph-properties fo:widows="0" fo:orphans="0" fo:text-align="justify" fo:margin-bottom="0in" fo:line-height="100%"/>
    </style:style>
    <style:style style:name="T146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14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48" style:parent-style-name="ListParagraph" style:list-style-name="WWNum34" style:family="paragraph">
      <style:paragraph-properties fo:widows="0" fo:orphans="0"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149" style:parent-style-name="Standard" style:family="paragraph">
      <style:paragraph-properties fo:widows="0" fo:orphans="0" fo:text-align="justify" fo:margin-bottom="0in" fo:line-height="100%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0" style:parent-style-name="Standard" style:family="paragraph">
      <style:paragraph-properties fo:widows="0" fo:orphans="0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1" style:parent-style-name="ListParagraph" style:list-style-name="WWNum34" style:family="paragraph">
      <style:paragraph-properties fo:widows="0" fo:orphans="0" fo:text-align="justify" fo:margin-bottom="0in" fo:line-height="100%"/>
    </style:style>
    <style:style style:name="T152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54" style:parent-style-name="Standard" style:family="paragraph">
      <style:paragraph-properties fo:widows="0" fo:orphans="0" fo:text-align="justify" fo:margin-bottom="0in" fo:line-height="100%"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5" style:parent-style-name="Standard" style:family="paragraph">
      <style:paragraph-properties fo:widows="0" fo:orphans="0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6" style:parent-style-name="ListParagraph" style:list-style-name="WWNum34" style:family="paragraph">
      <style:paragraph-properties fo:widows="0" fo:orphans="0" fo:text-align="justify" fo:margin-bottom="0in" fo:line-height="100%"/>
    </style:style>
    <style:style style:name="T15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59" style:parent-style-name="Standard" style:family="paragraph">
      <style:paragraph-properties fo:widows="0" fo:orphans="0" fo:text-align="justify" fo:margin-bottom="0in" fo:line-height="100%" fo:margin-left="1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0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161" style:parent-style-name="Standard" style:family="paragraph">
      <style:paragraph-properties fo:widows="0" fo:orphans="0" fo:margin-bottom="0in" fo:line-height="100%"/>
    </style:style>
    <style:style style:name="T162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65" style:parent-style-name="ListParagraph" style:list-style-name="WWNum34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66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margin-top="0.125in" fo:margin-bottom="0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167" style:parent-style-name="Standard" style:family="paragraph">
      <style:paragraph-properties fo:widows="0" fo:orphans="0" fo:margin-top="0.125in" fo:margin-bottom="0.0833in" fo:line-height="100%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68" style:parent-style-name="ListParagraph" style:list-style-name="WWNum34" style:family="paragraph">
      <style:paragraph-properties fo:widows="0" fo:orphans="0" fo:margin-bottom="0.0833in" fo:line-height="100%"/>
      <style:text-properties style:font-name="Arial" style:font-name-complex="Arial" style:font-weight-complex="bold" fo:font-size="10pt" style:font-size-asian="10pt" style:font-size-complex="10pt"/>
    </style:style>
    <style:style style:name="P169" style:parent-style-name="Standard" style:family="paragraph">
      <style:paragraph-properties fo:widows="0" fo:orphans="0" fo:border-top="none" fo:border-left="none" fo:border-bottom="0.0069in solid #00000A" fo:border-right="none" fo:padding-top="0in" fo:padding-left="0in" fo:padding-bottom="0.0138in" fo:padding-right="0in" style:shadow="none" fo:margin-top="0.125in" fo:margin-bottom="0.0833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170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1" style:parent-style-name="Standard" style:family="paragraph">
      <style:paragraph-properties fo:margin-bottom="0in" fo:line-height="100%" fo:background-color="#FFFFFF"/>
    </style:style>
    <style:style style:name="T172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17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75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/>
    </style:style>
    <style:style style:name="P176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78" style:parent-style-name="ListParagraph" style:list-style-name="WWNum34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79" style:parent-style-name="ListParagraph" style:list-style-name="WWNum34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80" style:parent-style-name="ListParagraph" style:list-style-name="WWNum34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81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82" style:parent-style-name="Standard" style:family="paragraph">
      <style:paragraph-properties fo:margin-bottom="0in" fo:line-height="100%" fo:background-color="#FFFFFF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83" style:parent-style-name="Standard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84" style:parent-style-name="ListParagraph" style:list-style-name="WWNum38" style:family="paragraph">
      <style:paragraph-properties fo:margin-bottom="0in" fo:line-height="100%" fo:background-color="#FFFFFF"/>
      <style:text-properties style:font-name="Arial" style:font-name-complex="Arial" fo:font-size="10pt" style:font-size-asian="10pt" style:font-size-complex="10pt"/>
    </style:style>
    <style:style style:name="P185" style:parent-style-name="ListParagraph" style:list-style-name="WWNum38" style:family="paragraph">
      <style:paragraph-properties fo:margin-bottom="0in" fo:line-height="100%" fo:background-color="#FFFFFF"/>
    </style:style>
    <style:style style:name="T186" style:parent-style-name="DefaultParagraphFont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Oliver Bathurst | Full Stack Developer</text:p>
      <text:p text:style-name="P3"><text:span text:style-name="T4">●</text:span><text:span text:style-name="T5"><text:s/></text:span><text:a xlink:href="http://linkedin.com/in/oliverbathurst" office:target-frame-name="_top" xlink:show="replace"><text:span text:style-name="T6">linkedin.com/in/oliverbathurst</text:span></text:a><text:span text:style-name="T7"><text:s/>●</text:span><text:span text:style-name="T8"><text:s/></text:span><text:a xlink:href="mailto:oliverbathurst@outlook.com" office:target-frame-name="_top" xlink:show="replace"><text:span text:style-name="T9">oliverbathurst@outlook.com</text:span></text:a><text:span text:style-name="T10"><text:s/>●</text:span><text:span text:style-name="T11"><text:s/></text:span><text:a xlink:href="http://github.com/OliverMBathurst" office:target-frame-name="_top" xlink:show="replace"><text:span text:style-name="T12">github.com/OliverMBathurst</text:span></text:a><text:span text:style-name="T13"><text:s/>●</text:span><text:span text:style-name="T14"><text:s/></text:span><text:a xlink:href="https://olivermbathurst.github.io/" office:target-frame-name="_top" xlink:show="replace"><text:span text:style-name="T15">olivermbathurst.github.io</text:span></text:a></text:p>
      <text:p text:style-name="P16">Professional Profile</text:p>
      <text:p text:style-name="P17">A highly initiative-taking and diligent individual, who has completed their degree in Computer Science from the University of Reading, graduating with highest honours and an academic award. Currently I am working within the Healthcare sector and have<text:s/>extensive experience in full-stack<text:s/>development<text:s/>in the Risk Management and Consultancy sectors, building enterprise software.<text:s/>I am currently using the following<text:s/>tech<text:s/>stack: C#, React, TypeScript, SQL, Azure, .NET Core/.NET Framework.</text:p>
      <text:p text:style-name="P18">Skills</text:p>
      <text:p text:style-name="P19"><text:span text:style-name="T20">·<text:s/></text:span><text:span text:style-name="T21">C#</text:span><text:span text:style-name="T22"><text:tab/></text:span><text:span text:style-name="T23"><text:tab/></text:span><text:span text:style-name="T24">· .</text:span><text:span text:style-name="T25">NET Core</text:span><text:span text:style-name="T26"><text:tab/></text:span><text:span text:style-name="T27"><text:tab/></text:span><text:span text:style-name="T28">·<text:s/></text:span><text:span text:style-name="T29">.NET Framework</text:span><text:span text:style-name="T30"><text:s/></text:span><text:span text:style-name="T31"><text:tab/></text:span><text:span text:style-name="T32"><text:tab/>·<text:s/></text:span><text:span text:style-name="T33">Full Stack</text:span><text:span text:style-name="T34"><text:s/></text:span><text:span text:style-name="T35">Development</text:span></text:p>
      <text:p text:style-name="P36"><text:span text:style-name="T37">·<text:s/></text:span><text:span text:style-name="T38">SQL</text:span><text:span text:style-name="T39"><text:tab/></text:span><text:span text:style-name="T40"><text:tab/></text:span><text:span text:style-name="T41">·<text:s/></text:span><text:span text:style-name="T42">React</text:span><text:span text:style-name="T43"><text:tab/></text:span><text:span text:style-name="T44"><text:tab/></text:span><text:span text:style-name="T45"><text:tab/>·<text:s/></text:span><text:span text:style-name="T46">TypeScript</text:span><text:span text:style-name="T47"><text:tab/></text:span><text:span text:style-name="T48"><text:tab/></text:span><text:span text:style-name="T49"><text:tab/></text:span><text:span text:style-name="T50">·</text:span><text:span text:style-name="T51"><text:s/>JavaScript</text:span></text:p>
      <text:p text:style-name="P52"><text:span text:style-name="T53">·<text:s/></text:span><text:span text:style-name="T54">Azure</text:span><text:span text:style-name="T55"><text:tab/></text:span><text:span text:style-name="T56"><text:tab/>·<text:s/></text:span><text:span text:style-name="T57">Visual Studio</text:span><text:span text:style-name="T58"><text:tab/></text:span><text:span text:style-name="T59"><text:tab/></text:span><text:span text:style-name="T60">·<text:s/></text:span><text:span text:style-name="T61">Git</text:span><text:span text:style-name="T62"><text:tab/></text:span><text:span text:style-name="T63"><text:tab/></text:span><text:span text:style-name="T64"><text:tab/></text:span><text:span text:style-name="T65"><text:tab/>·<text:s/></text:span><text:span text:style-name="T66">Unit testing</text:span></text:p>
      <text:p text:style-name="P67"><text:span text:style-name="T68">·<text:s/></text:span><text:span text:style-name="T69">Agile</text:span><text:span text:style-name="T70"><text:tab/></text:span><text:span text:style-name="T71"><text:tab/>·<text:s/></text:span><text:span text:style-name="T72">NUnit/MSTest</text:span><text:span text:style-name="T73"><text:tab/></text:span><text:span text:style-name="T74"><text:tab/></text:span></text:p>
      <text:p text:style-name="P75">Experience</text:p>
      <text:p text:style-name="P76">Sept 2020 to Present, NHS Improvement</text:p>
      <text:p text:style-name="P77"><text:span text:style-name="T78">Address</text:span><text:span text:style-name="T79">:<text:s/></text:span><text:span text:style-name="T80">Wellington House, 133-155 Waterloo Road</text:span></text:p>
      <text:list text:style-name="LFO47" text:continue-numbering="true">
        <text:list-item>
          <text:p text:style-name="P81"><text:span text:style-name="T82">Aug 2023<text:s/></text:span><text:span text:style-name="T83">to</text:span><text:span text:style-name="T84"><text:s/>Present</text:span><text:span text:style-name="T85">, Senior Developer</text:span></text:p>
        </text:list-item>
        <text:list-item>
          <text:p text:style-name="P86"><text:span text:style-name="T87">Oct 2021 to<text:s/></text:span><text:span text:style-name="T88">Aug<text:s/></text:span><text:span text:style-name="T89">2023, Developer</text:span></text:p>
        </text:list-item>
        <text:list-item>
          <text:p text:style-name="P90"><text:span text:style-name="T91">Sept 2020 to Oct 2021, Support Developer</text:span></text:p>
        </text:list-item>
        <text:list-item>
          <text:p text:style-name="P92"><text:span text:style-name="T93">Main duties/experience:</text:span></text:p>
        </text:list-item>
      </text:list>
      <text:list text:style-name="WWNum27" text:continue-numbering="true">
        <text:list-item>
          <text:p text:style-name="P94">Created a search indexer as an Azure WebJob to facilitate searching across NHS core products</text:p>
        </text:list-item>
        <text:list-item>
          <text:p text:style-name="P95"><text:span text:style-name="T96">Full stack development of the<text:s/></text:span><text:a xlink:href="https://www.england.nhs.uk/insights-platform/" office:target-frame-name="_top" xlink:show="replace"><text:span text:style-name="T97">NHS Insights Platform</text:span></text:a><text:span text:style-name="T98"><text:s/>primarily, using React, C#, .NET Core</text:span></text:p>
        </text:list-item>
      </text:list>
      <text:list text:style-name="WWNum27" text:continue-numbering="true">
        <text:list-item>
          <text:p text:style-name="P99">Pioneered a multi-threaded email sending solution to process application invitations 90%+ faster than the previous method</text:p>
        </text:list-item>
        <text:list-item>
          <text:p text:style-name="P100">Created new micro-service applications from the ground-up to automate processes such as email sending</text:p>
        </text:list-item>
        <text:list-item>
          <text:p text:style-name="P101">Creating full-stack features using TS/JS/HTML/CSS/C#/SQL/EF</text:p>
        </text:list-item>
        <text:list-item>
          <text:p text:style-name="P102">Refactoring legacy code, converting to TS</text:p>
        </text:list-item>
      </text:list>
      <text:p text:style-name="P103"/>
      <text:p text:style-name="P104">Jan 2020 to Sept 2020, CGI - C# Software Engineer</text:p>
      <text:p text:style-name="P105"><text:span text:style-name="T106">Address</text:span><text:span text:style-name="T107">:<text:s/></text:span><text:span text:style-name="T108">250 Brook Dr, Reading RG2 6UA</text:span></text:p>
      <text:list text:style-name="LFO47" text:continue-numbering="true">
        <text:list-item>
          <text:p text:style-name="P109"><text:span text:style-name="T110">Main duties/experience:</text:span></text:p>
        </text:list-item>
      </text:list>
      <text:list text:style-name="WWNum28">
        <text:list-item>
          <text:p text:style-name="P111">Regularly attending daily meetings/stand-ups</text:p>
        </text:list-item>
        <text:list-item>
          <text:p text:style-name="P112">Updating important documentation and processes</text:p>
        </text:list-item>
        <text:list-item>
          <text:p text:style-name="P113">Updating the internal wiki</text:p>
        </text:list-item>
      </text:list>
      <text:p text:style-name="P114"/>
      <text:p text:style-name="P115">Jun 2018 to Dec 2019, Sword GRC - C# Software Developer (Full-Stack Developer)</text:p>
      <text:p text:style-name="P116"><text:span text:style-name="T117">Address</text:span><text:span text:style-name="T118">:<text:s/></text:span><text:span text:style-name="T119">1 Grenfell Road, Maidenhead SL6 1HN</text:span></text:p>
      <text:list text:style-name="LFO47" text:continue-numbering="true">
        <text:list-item>
          <text:p text:style-name="P120"><text:span text:style-name="T121">Main duties/experience:</text:span></text:p>
        </text:list-item>
      </text:list>
      <text:list text:style-name="WWNum29">
        <text:list-item>
          <text:p text:style-name="P122">Independently creating features and bug fixes for their flagship product Active Risk Manager in an Agile fashion</text:p>
        </text:list-item>
        <text:list-item>
          <text:p text:style-name="P123">Conferring with colleagues about best practices and UI design decisions</text:p>
        </text:list-item>
        <text:list-item>
          <text:p text:style-name="P124">Engaging in full-stack development, from Typescript to C#</text:p>
        </text:list-item>
      </text:list>
      <text:p text:style-name="P125"/>
      <text:p text:style-name="P126">Sept 2017 to Jun 2018, University of Reading - Year 3 Course Representative</text:p>
      <text:list text:style-name="LFO47" text:continue-numbering="true">
        <text:list-item>
          <text:p text:style-name="P127"><text:span text:style-name="T128">Main duties/experience:</text:span></text:p>
        </text:list-item>
      </text:list>
      <text:list text:style-name="WWNum30">
        <text:list-item>
          <text:p text:style-name="P129">Consulting with students and staff, setting up effective communication channels to engage with student queries</text:p>
        </text:list-item>
        <text:list-item>
          <text:p text:style-name="P130">Regularly attending meetings with staff, highlighting student concerns</text:p>
        </text:list-item>
      </text:list>
      <text:p text:style-name="P131"/>
      <text:p text:style-name="P132"/>
      <text:p text:style-name="P133"/>
      <text:p text:style-name="P134">Sept 2017 to Oct 2017, FutureLearn - Java/Android Mentor</text:p>
      <text:list text:style-name="LFO47" text:continue-numbering="true">
        <text:list-item>
          <text:p text:style-name="P135"><text:span text:style-name="T136">Main duties/experience:</text:span></text:p>
        </text:list-item>
      </text:list>
      <text:list text:style-name="WWNum31">
        <text:list-item>
          <text:p text:style-name="P137">Helping users create their first Android app/game in Java</text:p>
        </text:list-item>
        <text:list-item>
          <text:p text:style-name="P138">Answering programming questions from people around the globe</text:p>
        </text:list-item>
        <text:list-item>
          <text:p text:style-name="P139">Helping fix and optimise Java/Android code</text:p>
        </text:list-item>
      </text:list>
      <text:p text:style-name="P140">Education</text:p>
      <text:p text:style-name="P141"><text:span text:style-name="T142">2015 to 2018, University of Reading</text:span><text:span text:style-name="T143"><text:s/>-<text:s/></text:span><text:span text:style-name="T144">BSc. (Hons) Computer Science</text:span></text:p>
      <text:list text:style-name="WWNum35">
        <text:list-item>
          <text:p text:style-name="P145"><text:span text:style-name="T146">Graduated with</text:span><text:span text:style-name="T147"><text:s/>First Class Honours (78%)</text:span></text:p>
        </text:list-item>
      </text:list>
      <text:list text:style-name="WWNum34">
        <text:list-item>
          <text:p text:style-name="P148">Studied a variety of different modules within computer science, including computer architecture, operating systems, object-oriented programming/programming, algorithms, databases, information security, and cryptography</text:p>
        </text:list-item>
      </text:list>
      <text:p text:style-name="P149"/>
      <text:p text:style-name="P150">2013 to 2015, City of Oxford College - BTEC Level 3 IT Practitioners</text:p>
      <text:list text:style-name="WWNum34" text:continue-numbering="true">
        <text:list-item>
          <text:p text:style-name="P151"><text:span text:style-name="T152">D*D*D*</text:span><text:span text:style-name="T153"><text:s/>(Highest Honours)</text:span></text:p>
        </text:list-item>
      </text:list>
      <text:p text:style-name="P154"/>
      <text:p text:style-name="P155">2010 to 2013, Lord Williams’ School - GCSEs</text:p>
      <text:list text:style-name="WWNum34" text:continue-numbering="true">
        <text:list-item>
          <text:p text:style-name="P156"><text:span text:style-name="T157">8 A*- C</text:span><text:span text:style-name="T158"><text:s/>(Including Maths and English)</text:span></text:p>
        </text:list-item>
      </text:list>
      <text:p text:style-name="P159"/>
      <text:p text:style-name="P160">Honours &amp; Awards</text:p>
      <text:p text:style-name="P161"><text:span text:style-name="T162">Jul 2018</text:span><text:span text:style-name="T163">,<text:s/></text:span><text:span text:style-name="T164">Hockney Prize - University of Reading</text:span></text:p>
      <text:list text:style-name="WWNum34" text:continue-numbering="true">
        <text:list-item>
          <text:p text:style-name="P165">Prize for being the 'Best Computer Science Student' - achieving the highest mark in Computer Science</text:p>
        </text:list-item>
      </text:list>
      <text:p text:style-name="P166">Certifications</text:p>
      <text:p text:style-name="P167">April 2021, Microsoft Certified: Azure Fundamentals</text:p>
      <text:list text:style-name="WWNum34" text:continue-numbering="true">
        <text:list-item>
          <text:p text:style-name="P168">No expiry date</text:p>
        </text:list-item>
      </text:list>
      <text:p text:style-name="P169">Volunteer Experience</text:p>
      <text:p text:style-name="P170">in2scienceUK</text:p>
      <text:p text:style-name="P171"><text:span text:style-name="T172">Address</text:span><text:span text:style-name="T173">:<text:s/></text:span><text:span text:style-name="T174">10 Queen St Pl, London EC4R 1BE</text:span></text:p>
      <text:p text:style-name="P175"/>
      <text:p text:style-name="P176">May 2019, Placement Interviewer</text:p>
      <text:p text:style-name="P177">Main duties:</text:p>
      <text:list text:style-name="WWNum34" text:continue-numbering="true">
        <text:list-item>
          <text:p text:style-name="P178">Helping to allocate STEM placements to A-level students.</text:p>
        </text:list-item>
        <text:list-item>
          <text:p text:style-name="P179">Advising and encouraging prospective university students, giving computer science specific instruction where appropriate</text:p>
        </text:list-item>
        <text:list-item>
          <text:p text:style-name="P180">Imparting knowledge of further study and informing students of the choices they have</text:p>
        </text:list-item>
      </text:list>
      <text:p text:style-name="P181"/>
      <text:p text:style-name="P182">July 2018, Workshop Instructor</text:p>
      <text:p text:style-name="P183">Main duties:</text:p>
      <text:list text:style-name="WWNum38">
        <text:list-item>
          <text:p text:style-name="P184">Assisting and encouraging aspiring university hopefuls in programming</text:p>
        </text:list-item>
        <text:list-item>
          <text:p text:style-name="P185"><text:span text:style-name="T186">Running programming workshops, teaching rudimentary Java/C# and fundamentals/paradigms of OOP and procedural programmin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imes New Roman" style:font-name-asian="Calibri" fo:color="#000000" fo:font-size="12pt" style:font-size-asian="12pt" style:font-size-complex="12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line-height="100%" fo:margin-left="0.1965in">
        <style:tab-stops/>
      </style:paragraph-properties>
      <style:text-properties fo:hyphenate="false"/>
    </style:style>
    <style:style style:name="ListBullet" style:display-name="List Bullet" style:family="paragraph" style:parent-style-name="Standard">
      <style:paragraph-properties fo:margin-bottom="0in" fo:line-height="100%"/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IndentChar" style:display-name="Body Text Indent Char" style:family="text">
      <style:text-properties style:font-name="Times New Roman" fo:font-size="12pt" style:font-size-asian="12pt" style:font-size-complex="12pt"/>
    </style:style>
    <style:style style:name="HeaderChar" style:display-name="Header Char" style:family="text">
      <style:text-properties style:font-name="Times New Roman" fo:font-size="12pt" style:font-size-asian="12pt" style:font-size-complex="12pt"/>
    </style:style>
    <style:style style:name="apple-converted-space" style:display-name="apple-converted-space" style:family="text" style:parent-style-name="DefaultParagraphFont"/>
    <style:style style:name="BalloonTextChar" style:display-name="Balloon Text Char" style:family="text">
      <style:text-properties style:font-name="Segoe UI" style:font-name-complex="Segoe UI" fo:font-size="9pt" style:font-size-asian="9pt" style:font-size-complex="9pt"/>
    </style:style>
    <style:style style:name="FollowedHyperlink" style:display-name="FollowedHyper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tion1" style:display-name="Mention1" style:family="text">
      <style:text-properties fo:color="#2B579A"/>
    </style:style>
    <style:style style:name="UnresolvedMention1" style:display-name="Unresolved Mention1" style:family="text">
      <style:text-properties fo:color="#808080"/>
    </style:style>
    <style:style style:name="FooterChar" style:display-name="Footer Char" style:family="text">
      <style:text-properties fo:font-size="11pt" style:font-size-asian="11pt" style:font-size-complex="11pt" fo:language="en" fo:country="GB" style:language-asian="en" style:country-asian="GB"/>
    </style:style>
    <style:style style:name="UnresolvedMention" style:display-name="Unresolved Mention" style:family="text">
      <style:text-properties fo:color="#605E5C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1812in" text:min-label-width="0.25in" text:list-level-position-and-space-mode="label-alignment">
          <style:list-level-label-alignment text:label-followed-by="listtab" fo:margin-left="5.431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6972in" text:min-label-width="0.25in" text:list-level-position-and-space-mode="label-alignment">
          <style:list-level-label-alignment text:label-followed-by="listtab" fo:margin-left="4.947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1972in" text:min-label-width="0.25in" text:list-level-position-and-space-mode="label-alignment">
          <style:list-level-label-alignment text:label-followed-by="listtab" fo:margin-left="5.447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6972in" text:min-label-width="0.25in" text:list-level-position-and-space-mode="label-alignment">
          <style:list-level-label-alignment text:label-followed-by="listtab" fo:margin-left="5.9472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1812in" text:min-label-width="0.25in" text:list-level-position-and-space-mode="label-alignment">
          <style:list-level-label-alignment text:label-followed-by="listtab" fo:margin-left="5.4312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format="1" text:start-value="2015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2" style:num-format="1" text:display-levels="2" text:start-value="2018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3" style:num-format="1" text:display-levels="3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4" style:num-format="1" text:display-levels="4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bullet text:level="1" text:style-name="WW_CharLFO15LVL1" text:bullet-char="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8" style:display-name="WWNum18">
      <text:list-level-style-number text:level="1" style:num-format="1" text:start-value="2013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2" style:num-format="1" text:display-levels="2" text:start-value="2015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3" style:num-format="1" text:display-levels="3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4" style:num-format="1" text:display-levels="4">
        <style:list-level-properties text:space-before="0in" text:min-label-width="0.625in" text:list-level-position-and-space-mode="label-alignment">
          <style:list-level-label-alignment text:label-followed-by="listtab" fo:margin-left="0.625in" fo:text-indent="-0.62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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812in" text:min-label-width="0.25in" text:list-level-position-and-space-mode="label-alignment">
          <style:list-level-label-alignment text:label-followed-by="listtab" fo:margin-left="5.4312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20" style:display-name="WWNum20">
      <text:list-level-style-bullet text:level="1" text:style-name="WW_CharLFO20LVL1" text:bullet-char="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5.1812in" text:min-label-width="0.25in" text:list-level-position-and-space-mode="label-alignment">
          <style:list-level-label-alignment text:label-followed-by="listtab" fo:margin-left="5.4312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1" style:display-name="WWNum21">
      <text:list-level-style-bullet text:level="1" text:style-name="WW_CharLFO21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2" style:display-name="WWNum22">
      <text:list-level-style-bullet text:level="1" text:style-name="WW_CharLFO22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3" style:display-name="WWNum23">
      <text:list-level-style-bullet text:level="1" text:style-name="WW_CharLFO23LVL1" text:bullet-char="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1812in" text:min-label-width="0.25in" text:list-level-position-and-space-mode="label-alignment">
          <style:list-level-label-alignment text:label-followed-by="listtab" fo:margin-left="5.431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6812in" text:min-label-width="0.25in" text:list-level-position-and-space-mode="label-alignment">
          <style:list-level-label-alignment text:label-followed-by="listtab" fo:margin-left="5.9312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4" style:display-name="WWNum24">
      <text:list-level-style-bullet text:level="1" text:style-name="WW_CharLFO24LVL1" text:bullet-char="">
        <style:list-level-properties text:space-before="1.6736in" text:min-label-width="0.25in" text:list-level-position-and-space-mode="label-alignment">
          <style:list-level-label-alignment text:label-followed-by="listtab" fo:margin-left="1.923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5" style:display-name="WWNum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6" style:display-name="WWNum26">
      <text:list-level-style-bullet text:level="1" text:style-name="WW_CharLFO26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7" style:display-name="WWNum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8" style:display-name="WWNum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9" style:display-name="WWNum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30" style:display-name="WWNum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31" style:display-name="WWNum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2" style:display-name="WWNum32">
      <text:list-level-style-number text:level="1" style:num-format="1" text:start-value="2015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format="1" text:start-value="2015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style:font-name="Symbol"/>
    </style:style>
    <style:style style:name="WW_CharLFO34LVL2" style:family="text">
      <style:text-properties style:font-name="Symbol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4" style:display-name="WWNum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text:list-style style:name="WWNum35" style:display-name="WWNum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6" style:display-name="WWNum36">
      <text:list-level-style-bullet text:level="1" text:style-name="WW_CharLFO3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text:list-style style:name="WWNum37" style:display-name="WWNum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text:list-style style:name="WWNum38" style:display-name="WWNum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7LVL1" style:family="text">
      <style:text-properties style:font-name="Arial" style:font-name-asian="Calibri" style:font-name-complex="Arial" fo:font-size="10pt" style:font-size-asian="10pt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7">
      <text:list-level-style-bullet text:level="1" text:style-name="WW_CharLFO47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47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1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widows="0" fo:orphans="0" fo:text-align="center" fo:margin-bottom="0in" fo:line-height="100%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liver Bathurst</meta:initial-creator>
    <dc:creator>Oliver Bathurst</dc:creator>
    <meta:creation-date>2021-03-12T12:00:00Z</meta:creation-date>
    <dc:date>2024-03-06T12:41:00Z</dc:date>
    <meta:print-date>2024-03-06T12:40:00Z</meta:print-date>
    <meta:template xlink:href="Normal.dotm" xlink:type="simple"/>
    <meta:editing-cycles>81</meta:editing-cycles>
    <meta:editing-duration>PT1200S</meta:editing-duration>
    <meta:user-defined meta:name="AppVersion">16.0000</meta:user-defined>
    <meta:user-defined meta:name="Company">Deloitte Touche Tohmatsu Servic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8" meta:word-count="658" meta:character-count="4403" meta:row-count="31" meta:non-whitespace-character-count="3753"/>
  </office:meta>
</office:document-meta>
</file>